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9.336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13.573cm"/>
    </style:style>
    <style:style style:name="co9" style:family="table-column">
      <style:table-column-properties fo:break-before="auto" style:column-width="13.555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3"/>
        <table:table-column table:style-name="co5" table:default-cell-style-name="Default"/>
        <table:table-column table:style-name="co7" table:number-columns-repeated="2" table:default-cell-style-name="Default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Lundi 28 juin</text:p>
          </table:table-cell>
          <table:covered-table-cell table:number-columns-repeated="3" table:style-name="ce22"/>
          <table:covered-table-cell table:style-name="ce26"/>
          <table:table-cell table:style-name="ce30" office:value-type="string" calcext:value-type="string" table:number-columns-spanned="5" table:number-rows-spanned="1">
            <text:p>Mardi 29 juin</text:p>
          </table:table-cell>
          <table:covered-table-cell table:number-columns-repeated="3" table:style-name="ce22"/>
          <table:covered-table-cell table:style-name="ce26"/>
          <table:table-cell table:style-name="ce33" office:value-type="string" calcext:value-type="string" table:number-columns-spanned="5" table:number-rows-spanned="1">
            <text:p>Mercredi 30 juin</text:p>
          </table:table-cell>
          <table:covered-table-cell table:number-columns-repeated="3" table:style-name="ce22"/>
          <table:covered-table-cell table:style-name="ce26"/>
          <table:table-cell/>
          <table:table-cell office:value-type="string" calcext:value-type="string">
            <text:p>Création Page 1 : vue1 (formulair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/>
          <table:table-cell office:value-type="string" calcext:value-type="string">
            <text:p>Création Page 2 : vue2 (formul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class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Livre</text:p>
          </table:table-cell>
          <table:table-cell office:value-type="string" calcext:value-type="string">
            <text:p>Claire/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bouton sur la page2 pour aller sur index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1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BDD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Emprunt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jouter attribut disponible à la classe Livre et modification classe Livre+controlle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2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au des 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ML /CSS pour section création d’un emprunt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GitH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1H-1H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ation/Jointure fonctionelle entre les deux entité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liste des emprun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ava Bean Livre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Livre (persistance)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ation Page 2 = page2.html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ajout de la date de retour d’un livre</text:p>
          </table:table-cell>
          <table:table-cell office:value-type="string" calcext:value-type="string">
            <text:p>Claire/Toutane</text:p>
          </table:table-cell>
          <table:table-cell/>
          <table:table-cell office:value-type="string" calcext:value-type="string">
            <text:p>1h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string" calcext:value-type="string">
            <text:p>Java Bean Emprunt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Emprunt (persistance)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nexion page 1 vers page 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er les emprunt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0h</text:p>
          </table:table-cell>
          <table:table-cell table:style-name="ce35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Connexion avec 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avec BDD + configurer fichier pom.xml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va 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se en place token pour gi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Configurer fichier pom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page 1 = index.html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istance sélection livre lors création empru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ication de la classe LightEmprunt +controller+JS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h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Rédiger Tableau de 10 à 20 tests d'acceptation (i.e. tests manuels, avec pour chacun : #/action/attendu/résul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 Page 1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 Page 2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ffectuer les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1Controll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Affichage liste des emprunts sur la page 2 + pagina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0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 bug liste vide des titres livres page2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page 1 = index.j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age2Controller</text:p>
          </table:table-cell>
          <table:table-cell office:value-type="string" calcext:value-type="string">
            <text:p>Jules/Toutane</text:p>
          </table:table-cell>
          <table:table-cell/>
          <table:table-cell office:value-type="string" calcext:value-type="string">
            <text:p>inclus dans Persistance Emprun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office:value-type="string" calcext:value-type="string">
            <text:p>JavaScript page 1 = index.js</text:p>
          </table:table-cell>
          <table:table-cell table:style-name="ce8" office:value-type="string" calcext:value-type="string">
            <text:p>Tous</text:p>
          </table:table-cell>
          <table:table-cell table:style-name="ce8"/>
          <table:table-cell table:style-name="ce8" office:value-type="string" calcext:value-type="string">
            <text:p>15 min</text:p>
          </table:table-cell>
          <table:table-cell table:style-name="ce12" office:value-type="float" office:value="100" calcext:value-type="float">
            <text:p>100</text:p>
          </table:table-cell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Jeudi 01 juillet</text:p>
          </table:table-cell>
          <table:covered-table-cell table:number-columns-repeated="3" table:style-name="ce22"/>
          <table:covered-table-cell table:style-name="ce26"/>
          <table:table-cell table:style-name="ce32" office:value-type="string" calcext:value-type="string" table:number-columns-spanned="5" table:number-rows-spanned="1">
            <text:p>Vendredi 02 juillet</text:p>
          </table:table-cell>
          <table:covered-table-cell table:number-columns-repeated="3" table:style-name="ce22"/>
          <table:covered-table-cell table:style-name="ce26"/>
          <table:table-cell table:style-name="ce34" office:value-type="string" calcext:value-type="string" table:number-columns-spanned="5" table:number-rows-spanned="1">
            <text:p>Lundi 05 juillet</text:p>
          </table:table-cell>
          <table:covered-table-cell table:number-columns-repeated="3" table:style-name="ce22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cher liste des emprunts page2</text:p>
          </table:table-cell>
          <table:table-cell office:value-type="string" calcext:value-type="string">
            <text:p>Cl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SS page2 liste emprunts et livres</text:p>
          </table:table-cell>
          <table:table-cell office:value-type="string" calcext:value-type="string">
            <text:p>Tout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mplacer true/oui et flase/non dans liste liv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’assurer que la modification de la date d’emprunt se fasse correct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érification de toutes les saisies utilisateu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der impossibilité de ré-éditer un emprunt dont le livre est déjà rendu</text:p>
          </table:table-cell>
          <table:table-cell table:number-columns-repeated="18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5:51:45.154409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6-30T16:21:20.235517778</dc:date>
    <meta:editing-duration>PT3H9M10S</meta:editing-duration>
    <meta:editing-cycles>71</meta:editing-cycles>
    <meta:generator>LibreOffice/7.0.4.2$Linux_X86_64 LibreOffice_project/00$Build-2</meta:generator>
    <meta:document-statistic meta:table-count="1" meta:cell-count="192" meta:object-count="0"/>
  </office:meta>
</office:document-meta>
</file>